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0ebf5f" style:font-size-asian="10.5pt"/>
    </style:style>
    <style:style style:name="P2" style:family="paragraph" style:parent-style-name="Standard">
      <style:text-properties officeooo:rsid="000fc3c6" officeooo:paragraph-rsid="000fc3c6"/>
    </style:style>
    <style:style style:name="P3" style:family="paragraph" style:parent-style-name="Standard">
      <style:paragraph-properties fo:text-align="start" style:justify-single-word="false"/>
      <style:text-properties officeooo:rsid="000fc3c6" officeooo:paragraph-rsid="000fc3c6"/>
    </style:style>
    <style:style style:name="P4" style:family="paragraph" style:parent-style-name="Standard">
      <style:paragraph-properties fo:text-align="start" style:justify-single-word="false"/>
      <style:text-properties officeooo:rsid="0010530f" officeooo:paragraph-rsid="0010530f"/>
    </style:style>
    <style:style style:name="P5" style:family="paragraph" style:parent-style-name="Standard">
      <style:paragraph-properties fo:text-align="start" style:justify-single-word="false"/>
      <style:text-properties officeooo:rsid="00108da8" officeooo:paragraph-rsid="00108da8"/>
    </style:style>
    <style:style style:name="P6" style:family="paragraph" style:parent-style-name="Standard">
      <style:paragraph-properties fo:text-align="start" style:justify-single-word="false"/>
      <style:text-properties officeooo:rsid="00113e3d" officeooo:paragraph-rsid="00113e3d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officeooo:rsid="00123cd6" officeooo:paragraph-rsid="00123cd6"/>
    </style:style>
    <style:style style:name="P8" style:family="paragraph" style:parent-style-name="Standard">
      <style:text-properties style:text-line-through-style="none" style:text-line-through-type="none" style:text-position="0% 100%" officeooo:rsid="000fc3c6" officeooo:paragraph-rsid="000fc3c6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officeooo:rsid="0010530f" officeooo:paragraph-rsid="0010530f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officeooo:rsid="00108da8" officeooo:paragraph-rsid="0010530f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officeooo:rsid="00108da8" officeooo:paragraph-rsid="00108da8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officeooo:rsid="00113e3d" officeooo:paragraph-rsid="00108da8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officeooo:rsid="00113e3d" officeooo:paragraph-rsid="00113e3d"/>
    </style:style>
    <style:style style:name="P14" style:family="paragraph" style:parent-style-name="Standard">
      <style:paragraph-properties fo:text-align="end" style:justify-single-word="false" fo:break-before="page"/>
      <style:text-properties style:text-line-through-style="none" style:text-line-through-type="none" style:text-position="0% 100%" officeooo:rsid="000fc3c6" officeooo:paragraph-rsid="000fc3c6"/>
    </style:style>
    <style:style style:name="P15" style:family="paragraph" style:parent-style-name="Standard">
      <style:paragraph-properties fo:text-align="start" style:justify-single-word="false" fo:break-before="page"/>
      <style:text-properties style:text-line-through-style="none" style:text-line-through-type="none" style:text-position="0% 100%" officeooo:rsid="0010530f" officeooo:paragraph-rsid="0010530f"/>
    </style:style>
    <style:style style:name="P16" style:family="paragraph" style:parent-style-name="Standard">
      <style:paragraph-properties fo:text-align="end" style:justify-single-word="false" fo:break-before="page"/>
      <style:text-properties style:text-line-through-style="none" style:text-line-through-type="none" style:text-position="0% 100%" officeooo:rsid="00108da8" officeooo:paragraph-rsid="00108da8"/>
    </style:style>
    <style:style style:name="P17" style:family="paragraph" style:parent-style-name="Standard">
      <style:paragraph-properties fo:text-align="start" style:justify-single-word="false" fo:break-before="page"/>
      <style:text-properties style:text-line-through-style="none" style:text-line-through-type="none" style:text-position="0% 100%" officeooo:rsid="00113e3d" officeooo:paragraph-rsid="00113e3d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0ebf5f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style:text-position="0% 100%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style:text-position="super 58%"/>
    </style:style>
    <style:style style:name="T8" style:family="text">
      <style:text-properties style:text-line-through-style="none" style:text-line-through-type="none" style:text-position="super 58%" officeooo:rsid="00192fdb"/>
    </style:style>
    <style:style style:name="T9" style:family="text">
      <style:text-properties style:text-line-through-style="none" style:text-line-through-type="none" style:text-position="super 58%" officeooo:rsid="002024d5"/>
    </style:style>
    <style:style style:name="T10" style:family="text">
      <style:text-properties style:text-line-through-style="none" style:text-line-through-type="none" style:text-position="super 58%" officeooo:rsid="0029d3d1"/>
    </style:style>
    <style:style style:name="T11" style:family="text">
      <style:text-properties style:text-line-through-style="none" style:text-line-through-type="none" style:text-position="0% 100%"/>
    </style:style>
    <style:style style:name="T12" style:family="text">
      <style:text-properties style:text-line-through-style="none" style:text-line-through-type="none" style:text-position="0% 100%" officeooo:rsid="0010530f"/>
    </style:style>
    <style:style style:name="T13" style:family="text">
      <style:text-properties style:text-line-through-style="none" style:text-line-through-type="none" style:text-position="0% 100%" officeooo:rsid="00108da8"/>
    </style:style>
    <style:style style:name="T14" style:family="text">
      <style:text-properties style:text-line-through-style="none" style:text-line-through-type="none" style:text-position="0% 100%" officeooo:rsid="00113e3d"/>
    </style:style>
    <style:style style:name="T15" style:family="text">
      <style:text-properties style:text-line-through-style="none" style:text-line-through-type="none" style:text-position="0% 100%" officeooo:rsid="00123cd6"/>
    </style:style>
    <style:style style:name="T16" style:family="text">
      <style:text-properties style:text-line-through-style="none" style:text-line-through-type="none" style:text-position="0% 100%" style:text-underline-style="none"/>
    </style:style>
    <style:style style:name="T17" style:family="text">
      <style:text-properties style:text-line-through-style="none" style:text-line-through-type="none" style:text-position="0% 100%" style:text-underline-style="none" officeooo:rsid="002d47f2"/>
    </style:style>
    <style:style style:name="T18" style:family="text">
      <style:text-properties style:text-line-through-style="none" style:text-line-through-type="none" style:text-position="0% 100%" officeooo:rsid="00136069"/>
    </style:style>
    <style:style style:name="T19" style:family="text">
      <style:text-properties style:text-line-through-style="none" style:text-line-through-type="none" style:text-position="0% 100%" officeooo:rsid="0014f080"/>
    </style:style>
    <style:style style:name="T20" style:family="text">
      <style:text-properties style:text-line-through-style="none" style:text-line-through-type="none" style:text-position="0% 100%" officeooo:rsid="00159555"/>
    </style:style>
    <style:style style:name="T21" style:family="text">
      <style:text-properties style:text-line-through-style="none" style:text-line-through-type="none" style:text-position="0% 100%" officeooo:rsid="0015b60f"/>
    </style:style>
    <style:style style:name="T22" style:family="text">
      <style:text-properties style:text-line-through-style="none" style:text-line-through-type="none" style:text-position="0% 100%" officeooo:rsid="00174825"/>
    </style:style>
    <style:style style:name="T23" style:family="text">
      <style:text-properties style:text-line-through-style="none" style:text-line-through-type="none" style:text-position="0% 100%" officeooo:rsid="00197f40"/>
    </style:style>
    <style:style style:name="T24" style:family="text">
      <style:text-properties style:text-line-through-style="none" style:text-line-through-type="none" style:text-position="0% 100%" officeooo:rsid="001b4e40"/>
    </style:style>
    <style:style style:name="T25" style:family="text">
      <style:text-properties style:text-line-through-style="none" style:text-line-through-type="none" style:text-position="0% 100%" officeooo:rsid="00202464"/>
    </style:style>
    <style:style style:name="T26" style:family="text">
      <style:text-properties style:text-line-through-style="none" style:text-line-through-type="none" style:text-position="0% 100%" officeooo:rsid="002024d5"/>
    </style:style>
    <style:style style:name="T27" style:family="text">
      <style:text-properties style:text-line-through-style="none" style:text-line-through-type="none" style:text-position="0% 100%" officeooo:rsid="00240b1e"/>
    </style:style>
    <style:style style:name="T28" style:family="text">
      <style:text-properties style:text-line-through-style="none" style:text-line-through-type="none" style:text-position="0% 100%" officeooo:rsid="00250de5"/>
    </style:style>
    <style:style style:name="T29" style:family="text">
      <style:text-properties style:text-line-through-style="none" style:text-line-through-type="none" style:text-position="0% 100%" officeooo:rsid="00267f48"/>
    </style:style>
    <style:style style:name="T30" style:family="text">
      <style:text-properties style:text-line-through-style="none" style:text-line-through-type="none" style:text-position="0% 100%" officeooo:rsid="0026fd9f"/>
    </style:style>
    <style:style style:name="T31" style:family="text">
      <style:text-properties style:text-line-through-style="none" style:text-line-through-type="none" style:text-position="0% 100%" officeooo:rsid="002861db"/>
    </style:style>
    <style:style style:name="T32" style:family="text">
      <style:text-properties style:text-line-through-style="none" style:text-line-through-type="none" style:text-position="0% 100%" officeooo:rsid="0029d3d1"/>
    </style:style>
    <style:style style:name="T33" style:family="text">
      <style:text-properties style:text-line-through-style="none" style:text-line-through-type="none" style:text-position="0% 100%" officeooo:rsid="002b6d02"/>
    </style:style>
    <style:style style:name="T34" style:family="text">
      <style:text-properties style:text-line-through-style="none" style:text-line-through-type="none" style:text-position="0% 100%" officeooo:rsid="002d47f2"/>
    </style:style>
    <style:style style:name="T35" style:family="text">
      <style:text-properties style:text-line-through-style="none" style:text-line-through-type="none" officeooo:rsid="00136069"/>
    </style:style>
    <style:style style:name="T36" style:family="text">
      <style:text-properties style:text-position="0% 100%"/>
    </style:style>
    <style:style style:name="T37" style:family="text">
      <style:text-properties fo:color="#9933ff"/>
    </style:style>
    <style:style style:name="T38" style:family="text">
      <style:text-properties fo:color="#9933ff" style:text-line-through-style="none" style:text-line-through-type="none"/>
    </style:style>
    <style:style style:name="T39" style:family="text">
      <style:text-properties fo:color="#9933ff" style:text-line-through-style="none" style:text-line-through-type="none" officeooo:rsid="00136069"/>
    </style:style>
    <style:style style:name="T40" style:family="text">
      <style:text-properties fo:color="#9933ff" style:text-line-through-style="none" style:text-line-through-type="none" style:text-position="0% 100%"/>
    </style:style>
    <style:style style:name="T41" style:family="text">
      <style:text-properties fo:color="#9933ff" style:text-line-through-style="none" style:text-line-through-type="none" style:text-position="0% 100%" officeooo:rsid="00174825"/>
    </style:style>
    <style:style style:name="T42" style:family="text">
      <style:text-properties fo:color="#9933ff" style:text-line-through-style="none" style:text-line-through-type="none" style:text-position="0% 100%" officeooo:rsid="00202464"/>
    </style:style>
    <style:style style:name="T43" style:family="text">
      <style:text-properties fo:color="#9933ff" style:text-line-through-style="none" style:text-line-through-type="none" style:text-position="0% 100%" officeooo:rsid="00108da8"/>
    </style:style>
    <style:style style:name="T44" style:family="text">
      <style:text-properties fo:color="#9933ff" style:text-line-through-style="none" style:text-line-through-type="none" style:text-position="0% 100%" style:text-underline-style="solid" style:text-underline-width="auto" style:text-underline-color="font-color"/>
    </style:style>
    <style:style style:name="T45" style:family="text">
      <style:text-properties fo:color="#9933ff" style:text-line-through-style="none" style:text-line-through-type="none" style:text-position="0% 100%" style:text-underline-style="none"/>
    </style:style>
    <style:style style:name="T46" style:family="text">
      <style:text-properties fo:color="#9933ff" officeooo:rsid="002d47f2"/>
    </style:style>
    <style:style style:name="T47" style:family="text">
      <style:text-properties style:text-position="super 58%" officeooo:rsid="002d47f2"/>
    </style:style>
    <style:style style:name="T48" style:family="text">
      <style:text-properties officeooo:rsid="001cc42a"/>
    </style:style>
    <style:style style:name="T49" style:family="text">
      <style:text-properties officeooo:rsid="001ce174"/>
    </style:style>
    <style:style style:name="T50" style:family="text">
      <style:text-properties officeooo:rsid="001e94e6"/>
    </style:style>
    <style:style style:name="T51" style:family="text">
      <style:text-properties officeooo:rsid="0021fb5d"/>
    </style:style>
    <style:style style:name="T52" style:family="text">
      <style:text-properties officeooo:rsid="0022ac1d"/>
    </style:style>
    <style:style style:name="T53" style:family="text">
      <style:text-properties officeooo:rsid="00250de5"/>
    </style:style>
    <style:style style:name="T54" style:family="text">
      <style:text-properties officeooo:rsid="002861db"/>
    </style:style>
    <style:style style:name="T55" style:family="text">
      <style:text-properties officeooo:rsid="002d47f2"/>
    </style:style>
    <style:style style:name="T56" style:family="text">
      <style:text-properties fo:color="#ff66ff"/>
    </style:style>
    <style:style style:name="T57" style:family="text">
      <style:text-properties fo:color="#ff66ff" style:text-line-through-style="none" style:text-line-through-type="none"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6">2</text:span><text:line-break/><text:line-break/>M. l'Intendant arrive d'avant d'hier est reparti<text:line-break/><text:span text:style-name="T4">avant hier</text:span><text:span text:style-name="T6"> pour Neuviller aujourd</text:span><text:span text:style-name="T35">'</text:span><text:span text:style-name="T6">hui.<text:line-break/>Hier nous examinâmes le terrain où sera<text:line-break/></text:span><text:span text:style-name="T38">la </text:span><text:span text:style-name="T39">p</text:span><text:span text:style-name="T38">épiniere</text:span><text:span text:style-name="T6">.</text:span></text:p>
      <text:p text:style-name="P2"><text:span text:style-name="T6">Je vais à </text:span><text:span text:style-name="T39">F</text:span><text:span text:style-name="T38">leville</text:span><text:span text:style-name="T6">. M</text:span><text:span text:style-name="T7">e</text:span><text:span text:style-name="T11">. la </text:span><text:span text:style-name="T18">m</text:span><text:span text:style-name="T11">arquise de<text:line-break/>Langalleri, </text:span><text:span text:style-name="T18">s</text:span><text:span text:style-name="T11">uisse, fort connuë de M. de<text:line-break/>Voltaire y etoit.</text:span></text:p>
      <text:p text:style-name="P2"><text:span text:style-name="T11">A dix heures du </text:span><text:span text:style-name="T18">s</text:span><text:span text:style-name="T11">oir je reçois un paquet<text:line-break/>de M. le Chancelier, par un </text:span><text:span text:style-name="T18">c</text:span><text:span text:style-name="T11">avalier<text:line-break/>de </text:span><text:span text:style-name="T18">m</text:span><text:span text:style-name="T11">aréchaussée. Il renfermoit toutes les<text:line-break/>expéditions de la </text:span><text:span text:style-name="T19">c</text:span><text:span text:style-name="T11">oadjutorerie de la dignité<text:line-break/>de grand </text:span><text:span text:style-name="T19">p</text:span><text:span text:style-name="T11">revot, </text:span><text:span text:style-name="T19">c</text:span><text:span text:style-name="T11">omte de S. Diey, pour le S.<text:line-break/>Barthelemy-Louis-Martin de Chaumont de<text:line-break/></text:span><text:span text:style-name="T19">L</text:span><text:span text:style-name="T11">a </text:span><text:span text:style-name="T19">G</text:span><text:span text:style-name="T11">alaiziere (fils de M. le </text:span><text:span text:style-name="T19">c</text:span><text:span text:style-name="T11">hevalier) ensuite<text:line-break/>du consentement donné par le S. Dieudonné<text:line-break/>de Chaumont de Mareil, titulaire actuel.<text:line-break/>Le brevet de </text:span><text:span text:style-name="T20">d</text:span><text:span text:style-name="T11">on du </text:span><text:span text:style-name="T20">r</text:span><text:span text:style-name="T11">oy de Pologne du<text:line-break/>7 Janvier 1765 ; Les lettres de </text:span><text:span text:style-name="T40">Rome</text:span><text:span text:style-name="T11"> ; et la<text:line-break/></text:span><text:span text:style-name="T20">p</text:span><text:span text:style-name="T11">rocuration du </text:span><text:span text:style-name="T20">c</text:span><text:span text:style-name="T11">oadjuteur dattée de </text:span><text:span text:style-name="T40">Metz</text:span><text:span text:style-name="T11"><text:line-break/>le 1</text:span><text:span text:style-name="T7">er</text:span><text:span text:style-name="T11">. </text:span><text:span text:style-name="T20">o</text:span><text:span text:style-name="T11">ct. pour en poursuivre l'enregistrement<text:line-break/>à la </text:span><text:span text:style-name="T21">c</text:span><text:span text:style-name="T11">our </text:span><text:span text:style-name="T21">s</text:span><text:span text:style-name="T11">ouveraine.</text:span></text:p>
      <text:p text:style-name="P8"/>
      <text:p text:style-name="P2"><text:span text:style-name="T57">3</text:span><text:span text:style-name="T11"><text:line-break/><text:line-break/>Le lendemain ecrit à M. le Chancelier et<text:line-break/>touchant la clause du brevet qui porte<text:line-break/>que le </text:span><text:span text:style-name="T22">c</text:span><text:span text:style-name="T11">oadjuteur pourra </text:span><text:span text:style-name="T22">s</text:span><text:span text:style-name="T11">iéger à la </text:span><text:span text:style-name="T22">c</text:span><text:span text:style-name="T11">our<text:line-break/></text:span><text:span text:style-name="T22">s</text:span><text:span text:style-name="T11">ouveraine lorsque le g</text:span><text:span text:style-name="T7">d</text:span><text:span text:style-name="T11">. </text:span><text:span text:style-name="T22">p</text:span><text:span text:style-name="T11">revot </text:span><text:span text:style-name="T22">c</text:span><text:span text:style-name="T11">omte de<text:line-break/>S. Diez n'y sera pas. Ce qui pourroit<text:line-break/>faire difficulté.</text:span></text:p>
      <text:p text:style-name="P2"><text:span text:style-name="T11">Assemblée particuliere de l'</text:span><text:span text:style-name="T22">A</text:span><text:span text:style-name="T11">cademie,<text:line-break/>où etoient m</text:span><text:span text:style-name="T7">rs</text:span><text:span text:style-name="T11">. </text:span><text:span text:style-name="T22">d</text:span><text:span text:style-name="T11">u Rouvrois, de Tervenus,</text:span></text:p>
      <text:p text:style-name="P14">98</text:p>
      <text:p text:style-name="P3"><text:span text:style-name="T11">Bagard, abbé Gautier, Thibault, Durival l</text:span><text:span text:style-name="T7">é</text:span><text:span text:style-name="T11">.<text:line-break/>Il ne </text:span><text:span text:style-name="T22">s</text:span><text:span text:style-name="T11">'est trouvé que cinq ouvrage pour<text:line-break/>concourir au prix des arts. Rien </text:span><text:span text:style-name="T22">s</text:span><text:span text:style-name="T11">ur les<text:line-break/>belles lettres. Un homme de </text:span><text:span text:style-name="T40">Champigneulle</text:span><text:span text:style-name="T11"><text:line-break/>a fait marcher dans la place </text:span><text:span text:style-name="T22">s</text:span><text:span text:style-name="T11">a voiture<text:line-break/>qu'un homme enfermé sous le </text:span><text:span text:style-name="T22">s</text:span><text:span text:style-name="T11">iège d'honneur<text:line-break/>fait aller par des rouages fort </text:span><text:span text:style-name="T22">s</text:span><text:span text:style-name="T11">imples,<text:line-break/></text:span><text:span text:style-name="T12">avec les mouvemens de recul et de côté</text:span></text:p>
      <text:p text:style-name="P4"><text:span text:style-name="T11">J'ai vû aujourdhui le baron de B</text:span><text:span text:style-name="T22">urkana</text:span><text:span text:style-name="T11">,<text:line-break/>né à </text:span><text:span text:style-name="T41">A</text:span><text:span text:style-name="T40">lep en Sirie</text:span><text:span text:style-name="T11">, voyageur célébre qui parle<text:line-break/>toutes les langues. Il porte toujours l'habit </text:span><text:span text:style-name="T22">t</text:span><text:span text:style-name="T11">urc,<text:line-break/>et paroit âgé d'environ 55 ans. Il porte<text:line-break/>un livre asses épais, où il fait inscrire depuis<text:line-break/>1747 les témoignages de toutes les personnes qui<text:line-break/>l'ont vû ou connu, </text:span><text:span text:style-name="T22">m</text:span><text:span text:style-name="T11">inistres, </text:span><text:span text:style-name="T22">m</text:span><text:span text:style-name="T11">agistrats,<text:line-break/></text:span><text:span text:style-name="T22">s</text:span><text:span text:style-name="T11">avans &amp;</text:span><text:span text:style-name="T8">a</text:span><text:span text:style-name="T11"> de tous les païs. Il m'avoit demandé<text:line-break/>aussi d'ecrire </text:span><text:span text:style-name="T23">s</text:span><text:span text:style-name="T11">ur </text:span><text:span text:style-name="T23">s</text:span><text:span text:style-name="T11">on livre qui est rempli<text:line-break/>d'éloge</text:span><text:span text:style-name="T23">s</text:span><text:span text:style-name="T11">. Je lui ai dit que je n'etois pas le p</text:span><text:span text:style-name="T7">er</text:span><text:span text:style-name="T11">.<text:line-break/></text:span><text:span text:style-name="T23">m</text:span><text:span text:style-name="T11">agistrat à </text:span><text:span text:style-name="T40">Nancy</text:span><text:span text:style-name="T11"> et qu'il convenois qu'il<text:line-break/>s'adressat d'abo</text:span><text:span text:style-name="T23">r</text:span><text:span text:style-name="T11">d à M. </text:span><text:span text:style-name="T24">d</text:span><text:span text:style-name="T11">u Rouvrois P</text:span><text:span text:style-name="T7">er</text:span><text:span text:style-name="T11">. </text:span><text:span text:style-name="T24">p</text:span><text:span text:style-name="T11">resid</text:span><text:span text:style-name="T7">t</text:span><text:span text:style-name="T11">.</text:span></text:p>
      <text:p text:style-name="P9"/>
      <text:p text:style-name="P9"><text:span text:style-name="T56">4</text:span><text:line-break/><text:line-break/>Je reçois à 8 h du matin réponse de M.<text:line-break/>le <text:span text:style-name="T48">C</text:span>h. <text:span text:style-name="T48">t</text:span>ouchant le <text:span text:style-name="T48">c</text:span>oadjuteur de <text:span text:style-name="T37">S. Diez</text:span>.<text:line-break/>Elle porte en <text:span text:style-name="T48">s</text:span>ubstance que le <text:span text:style-name="T48">c</text:span>oadjuteur a<text:line-break/><text:span text:style-name="T48">s</text:span>ans contre dit le meme droit que le <text:span text:style-name="T48">t</text:span>itulaire<text:line-break/>pourvu qu'ils ne l'exercent pas ensemble. Qu'au<text:line-break/>surplus il n'etoit pas necessaire qu'il fut fait<text:line-break/>dans la requete une mention expresse de la <text:line-break/>seance.</text:p>
      <text:p text:style-name="P15"><text:span text:style-name="T56">4</text:span><text:line-break/><text:line-break/>On commença hier à <text:span text:style-name="T37">Lunèville</text:span> le deuil<text:line-break/>de l'<text:span text:style-name="T49">e</text:span>mpereur pour trois <text:span text:style-name="T49">s</text:span>emaines.</text:p>
      <text:p text:style-name="P9"/>
      <text:p text:style-name="P9"><text:span text:style-name="T56">5</text:span><text:line-break/><text:line-break/><text:span text:style-name="T50">O</text:span>n a publié l'ouverture des vendanges<text:line-break/>sur le ban de <text:span text:style-name="T37">Nancy</text:span>, pour les <text:span text:style-name="T50">j</text:span>eudis 10 et vendredi 11.</text:p>
      <text:p text:style-name="P4"><text:span text:style-name="T25">O</text:span><text:span text:style-name="T11">n m'ecrit de </text:span><text:span text:style-name="T40">Lunèville</text:span><text:span text:style-name="T11"> que la nuit du 4<text:line-break/>au 5, le vent qui a été impetueux </text:span><text:span text:style-name="T5">à Nancy</text:span><text:span text:style-name="T11">,<text:line-break/>a renversé les caisses et déraciné plusieurs<text:line-break/>arbres du bosquet.</text:span></text:p>
      <text:p text:style-name="P9">M. le Chancelier m'ecrit, touchant la<text:line-break/>coadjutorerie de <text:span text:style-name="T37">S. Diez</text:span>. L'arrêt etoit levé,<text:line-break/>on fait insinuer les bulles.</text:p>
      <text:p text:style-name="P9"/>
      <text:p text:style-name="P4"><text:span text:style-name="T57">6</text:span><text:span text:style-name="T11"><text:line-break/><text:line-break/>M. </text:span><text:span text:style-name="T13">l'Intendant a passé ce matin allant<text:line-break/>à </text:span><text:span text:style-name="T42">F</text:span><text:span text:style-name="T43">rescati</text:span><text:span text:style-name="T13">. Il fera de là une tournée<text:line-break/>vers </text:span><text:span text:style-name="T25">M</text:span><text:span text:style-name="T13">orhange, ira à </text:span><text:span text:style-name="T43">Strasbourg</text:span><text:span text:style-name="T13"> </text:span><text:span text:style-name="T26">&amp;</text:span><text:span text:style-name="T9">a</text:span><text:span text:style-name="T13">.</text:span></text:p>
      <text:p text:style-name="P10"/>
      <text:p text:style-name="P11"><text:span text:style-name="T56">9</text:span><text:line-break/><text:line-break/>Les trois maisons de <text:span text:style-name="T51">j</text:span>esuites de <text:span text:style-name="T37">Nancy</text:span>, celebrent<text:line-break/>dans l’église d<text:span text:style-name="T52">u</text:span> noviciat, un <text:span text:style-name="T51">s</text:span>ervice pour l'<text:span text:style-name="T51">e</text:span>mpereur.</text:p>
      <text:p text:style-name="P11"/>
      <text:p text:style-name="P5"><text:span text:style-name="T57">11</text:span><text:span text:style-name="T11"><text:line-break/><text:line-break/>Les 1</text:span><text:span text:style-name="T7">er</text:span><text:span text:style-name="T11">. et 3</text:span><text:span text:style-name="T7">e</text:span><text:span text:style-name="T11">. b</text:span><text:span text:style-name="T7">ons</text:span><text:span text:style-name="T11">. </text:span><text:span text:style-name="T27">d</text:span><text:span text:style-name="T11">e Picardie arrivent à </text:span><text:span text:style-name="T40">Nancy</text:span><text:span text:style-name="T11"><text:line-break/>M. Potier, </text:span><text:span text:style-name="T27">c</text:span><text:span text:style-name="T11">omm</text:span><text:span text:style-name="T7">re</text:span><text:span text:style-name="T11">. </text:span><text:span text:style-name="T27">o</text:span><text:span text:style-name="T11">rdonnateur à </text:span><text:span text:style-name="T40">Nancy</text:span><text:span text:style-name="T11">, </text:span><text:span text:style-name="T27">s</text:span><text:span text:style-name="T11">es </text:span><text:span text:style-name="T27">l</text:span><text:span text:style-name="T11">ettres<text:line-break/></text:span><text:span text:style-name="T27">s</text:span><text:span text:style-name="T11">eront dattées du 1</text:span><text:span text:style-name="T7">er</text:span><text:span text:style-name="T11">. aout.</text:span></text:p>
      <text:p text:style-name="P11"/>
      <text:p text:style-name="P5"><text:span text:style-name="T57">16</text:span><text:span text:style-name="T11"><text:line-break/><text:line-break/></text:span><text:span text:style-name="T28">O</text:span><text:span text:style-name="T11">n a trouvé dans un puits à la cloche le corps du<text:line-break/>n</text:span><text:span text:style-name="T7">é</text:span><text:span text:style-name="T11">. Ment architecte, que l'on chechoit depuis 10 Jours</text:span></text:p>
      <text:p text:style-name="P11"/>
      <text:p text:style-name="P11"><text:span text:style-name="T56">17</text:span><text:line-break/><text:line-break/>Service <text:span text:style-name="T53">s</text:span>olennel que l'<text:span text:style-name="T53">e</text:span>mpereur regnant fait<text:line-break/>faire <text:span text:style-name="T37">aux Cordeliers de Nancy</text:span> pour l'<text:span text:style-name="T53">e</text:span>mpereur</text:p>
      <text:p text:style-name="P16">99</text:p>
      <text:p text:style-name="P5"><text:span text:style-name="T29">F</text:span><text:span text:style-name="T11">rançois I </text:span><text:span text:style-name="T29">s</text:span><text:span text:style-name="T11">on pere. Le catafalque et le reste<text:line-break/>etoient magnifiques ; le P</text:span><text:span text:style-name="T7">er</text:span><text:span text:style-name="T11">. </text:span><text:span text:style-name="T29">p</text:span><text:span text:style-name="T11">resid</text:span><text:span text:style-name="T7">t</text:span><text:span text:style-name="T11">. M. le </text:span><text:span text:style-name="T29">m</text:span><text:span text:style-name="T7">is</text:span><text:span text:style-name="T11">.<text:line-break/>Dèsarmoises, </text:span><text:span text:style-name="T30">m</text:span><text:span text:style-name="T11">adame Desarmoises, beaucoup<text:line-break/>de haute noblesse, et autres personnes qualifiées<text:line-break/>y ont assistés. La </text:span><text:span text:style-name="T29">p</text:span><text:span text:style-name="T11">r</text:span><text:span text:style-name="T7">cesse</text:span><text:span text:style-name="T11">. a fait distribuer 3000</text:span><text:span text:style-name="T7">#</text:span><text:span text:style-name="T11">.<text:line-break/></text:span><text:span text:style-name="T14">aux pauvres domestiques du feu </text:span><text:span text:style-name="T29">e</text:span><text:span text:style-name="T14">mpereur.</text:span></text:p>
      <text:p text:style-name="P12"/>
      <text:p text:style-name="P6"><text:span text:style-name="T57">18</text:span><text:span text:style-name="T11"><text:line-break/><text:line-break/>Aujourdhui autre </text:span><text:span text:style-name="T31">s</text:span><text:span text:style-name="T11">ervice </text:span><text:span text:style-name="T31">s</text:span><text:span text:style-name="T11">olennel, avec la<text:line-break/>meme pompe, de la part de M</text:span><text:span text:style-name="T7">e</text:span><text:span text:style-name="T11">. la </text:span><text:span text:style-name="T31">p</text:span><text:span text:style-name="T11">rincesse<text:line-break/>Charlotte. Il y a eu le meme concours.</text:span></text:p>
      <text:p text:style-name="P13">J'envoye à M. l'Intendant le projet d'arrêt<text:line-break/>de la <text:span text:style-name="T54">p</text:span>epiniere.</text:p>
      <text:p text:style-name="P6"><text:span text:style-name="T11">M. le Chancelier, M. l'Intend</text:span><text:span text:style-name="T7">t</text:span><text:span text:style-name="T11">. M</text:span><text:span text:style-name="T7">e</text:span><text:span text:style-name="T11"> l'Intendante<text:line-break/>&amp;</text:span><text:span text:style-name="T10">a</text:span><text:span text:style-name="T11"> sont allés à </text:span><text:span text:style-name="T40">S. Diey</text:span><text:span text:style-name="T11"> pour l'</text:span><text:span text:style-name="T32">i</text:span><text:span text:style-name="T11">nstallation<text:line-break/>de M. l'abbé de S. Mihiel, à la grande </text:span><text:span text:style-name="T32">p</text:span><text:span text:style-name="T11">revôté.</text:span></text:p>
      <text:p text:style-name="P13"/>
      <text:p text:style-name="P13"><text:span text:style-name="T56">19</text:span><text:line-break/><text:line-break/>M. Chapuis pere, s'est trouvé mal en entrant<text:line-break/>à l'hotel de ville. On l'a reporté chès lui</text:p>
      <text:p text:style-name="P6"><text:span text:style-name="T11">La </text:span><text:span text:style-name="T33">c</text:span><text:span text:style-name="T11">hambre a acordé à M. Sirejean, fils, un<text:line-break/>filet d'eau d'une ligne et demie de diamêtre,<text:line-break/>pour la maison du reclu q</text:span><text:span text:style-name="T7">l</text:span><text:span text:style-name="T11">. a acheté de l'hopital<text:line-break/>S. Julien ; aiant prouvé par une ancienne file<text:line-break/>encore existante que cette maison en tiroit<text:line-break/>anciennement du bouge des </text:span><text:span text:style-name="T33">p</text:span><text:span text:style-name="T11">rinces qui en est<text:line-break/>très à portée. Cela n'eut pas lieu alors par<text:line-break/>la faute de M. Sirejean.</text:span></text:p>
      <text:p text:style-name="P13"/>
      <text:p text:style-name="P13"><text:span text:style-name="T56">20</text:span><text:line-break/><text:line-break/>Il y a eu aujourdhui assemblée publique de<text:line-break/>l'<text:span text:style-name="T55">A</text:span>cademie, mais je ne m'y suis pas trouvé, etant</text:p>
      <text:p text:style-name="P17">allé à <text:span text:style-name="T46">H</text:span><text:span text:style-name="T37">eillecourt</text:span> dès le matin, pour ma santé.</text:p>
      <text:p text:style-name="P13"/>
      <text:p text:style-name="P13"><text:span text:style-name="T56">25</text:span><text:line-break/><text:line-break/><text:span text:style-name="T55">O</text:span>n <text:span text:style-name="T55">s</text:span>'impatiente beaucoup à <text:span text:style-name="T37">Nancy</text:span> de ne<text:line-break/>voir point arriver <text:span text:style-name="T55">F</text:span>leury et sa troupe. On<text:line-break/>fait cent conjectures <text:span text:style-name="T55">s</text:span>ur ce retard. Qu'il<text:line-break/>a péri en mer, qu'il a été emmené en <text:span text:style-name="T46">A</text:span><text:span text:style-name="T37">ffrique</text:span><text:line-break/>par les corsaires &amp;<text:span text:style-name="T47">a</text:span>.</text:p>
      <text:p text:style-name="P13"/>
      <text:p text:style-name="P6"><text:span text:style-name="T57">31</text:span><text:span text:style-name="T11"><text:line-break/><text:line-break/>J'écris à M. le Chancelier </text:span><text:span text:style-name="T34">s</text:span><text:span text:style-name="T11">ur la plainte<text:line-break/>du S. Pitoux, et je propose </text:span><text:span text:style-name="T15">d'abolir à S.<text:line-break/>Nicolas comme dans les autres </text:span><text:span text:style-name="T34">v</text:span><text:span text:style-name="T15">illes, le<text:line-break/>crieur qui va pendant la nuit en certains<text:line-break/>de tems de l'année crier pour les </text:span><text:span text:style-name="T34">t</text:span><text:span text:style-name="T15">repassés.</text:span></text:p>
      <text:p text:style-name="P7"><text:span text:style-name="T36">Il</text:span><text:span text:style-name="T11"> Il y a quelques jours que l'arrêt pour </text:span><text:span text:style-name="T40">la<text:line-break/></text:span><text:span text:style-name="T44">Pépiniere roïale</text:span><text:span text:style-name="T45"> de Nancy</text:span><text:span text:style-name="T16"> est rendu. Il y<text:line-break/>en a un exemplaire pour enregistrer à la <text:line-break/>chambre des </text:span><text:span text:style-name="T17">c</text:span><text:span text:style-name="T16">omp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0ebf5f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0ebf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octobre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17:43:56.631303000</meta:creation-date>
    <dc:date>2016-01-31T21:00:27.245156000</dc:date>
    <meta:editing-duration>PT45M18S</meta:editing-duration>
    <meta:editing-cycles>27</meta:editing-cycles>
    <meta:generator>LibreOffice/5.0.4.2$MacOSX_X86_64 LibreOffice_project/2b9802c1994aa0b7dc6079e128979269cf95bc78</meta:generator>
    <meta:document-statistic meta:table-count="0" meta:image-count="0" meta:object-count="0" meta:page-count="5" meta:paragraph-count="32" meta:word-count="916" meta:character-count="5102" meta:non-whitespace-character-count="4201"/>
  </office:meta>
</office:document-meta>
</file>